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NewListStyle">
        <text:list-item>
          <text:p text:style-name="Text_20_body">He heard quiet steps behind him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NewListStyle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ewListStyle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29T11:42:06.342260400</meta:creation-date>
    <dc:date>2025-01-29T11:43:34.334576400</dc:date>
    <meta:editing-duration>PT1M28S</meta:editing-duration>
    <meta:editing-cycles>1</meta:editing-cycles>
    <meta:generator>LibreOfficeDev/25.8.0.0.alpha0$Windows_X86_64 LibreOffice_project/b4a929615d7cb414cb0db58ed8bded9a071b349b</meta:generator>
    <meta:document-statistic meta:table-count="0" meta:image-count="0" meta:object-count="0" meta:page-count="1" meta:paragraph-count="1" meta:word-count="7" meta:character-count="35" meta:non-whitespace-character-count="29"/>
  </office:meta>
</office:document-meta>
</file>